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0.625in" style:rel-column-width="5633*"/>
    </style:style>
    <style:style style:name="Table1.B" style:family="table-column">
      <style:table-column-properties style:column-width="5.5625in" style:rel-column-width="50141*"/>
    </style:style>
    <style:style style:name="Table1.C" style:family="table-column">
      <style:table-column-properties style:column-width="1.0826in" style:rel-column-width="97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P2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299614" officeooo:paragraph-rsid="00299614"/>
    </style:style>
    <style:style style:name="P3" style:family="paragraph" style:parent-style-name="Table_20_Contents">
      <style:paragraph-properties fo:margin-top="0in" fo:margin-bottom="0in" loext:contextual-spacing="false" fo:line-height="100%"/>
    </style:style>
    <style:style style:name="P4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2bc205" officeooo:paragraph-rsid="002bc205"/>
    </style:style>
    <style:style style:name="P5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2d1821" officeooo:paragraph-rsid="002d1821"/>
    </style:style>
    <style:style style:name="P6" style:family="paragraph" style:parent-style-name="Table_20_Heading">
      <style:text-properties officeooo:rsid="00299614" officeooo:paragraph-rsid="00299614"/>
    </style:style>
    <style:style style:name="P7" style:family="paragraph" style:parent-style-name="Table_20_Heading">
      <style:paragraph-properties fo:text-align="center" style:justify-single-word="false"/>
      <style:text-properties officeooo:rsid="00312eb9" officeooo:paragraph-rsid="00312eb9"/>
    </style:style>
    <style:style style:name="P8" style:family="paragraph" style:parent-style-name="Table_20_Heading">
      <style:text-properties officeooo:rsid="00312eb9" officeooo:paragraph-rsid="00312eb9"/>
    </style:style>
    <style:style style:name="P9" style:family="paragraph" style:parent-style-name="Text_20_body">
      <style:paragraph-properties fo:text-align="center" style:justify-single-word="false"/>
      <style:text-properties officeooo:paragraph-rsid="001f8a6b"/>
    </style:style>
    <style:style style:name="P10" style:family="paragraph" style:parent-style-name="Text_20_body">
      <style:paragraph-properties fo:text-align="start" style:justify-single-word="false"/>
      <style:text-properties officeooo:rsid="0028d98c" officeooo:paragraph-rsid="0028d98c"/>
    </style:style>
    <style:style style:name="P11" style:family="paragraph" style:parent-style-name="Text_20_body">
      <style:paragraph-properties fo:text-align="start" style:justify-single-word="false"/>
      <style:text-properties officeooo:rsid="0028d98c" officeooo:paragraph-rsid="001506e1"/>
    </style:style>
    <style:style style:name="P12" style:family="paragraph" style:parent-style-name="Text_20_body">
      <style:text-properties officeooo:paragraph-rsid="001ca26f"/>
    </style:style>
    <style:style style:name="P13" style:family="paragraph" style:parent-style-name="Text_20_body">
      <style:text-properties officeooo:paragraph-rsid="0029b11b"/>
    </style:style>
    <style:style style:name="P14" style:family="paragraph" style:parent-style-name="Title">
      <style:paragraph-properties style:shadow="none" style:join-border="false"/>
      <style:text-properties officeooo:rsid="001506e1" officeooo:paragraph-rsid="001506e1"/>
    </style:style>
    <style:style style:name="P15" style:family="paragraph" style:parent-style-name="Heading_20_1">
      <style:text-properties officeooo:rsid="0024add5" officeooo:paragraph-rsid="001ca26f"/>
    </style:style>
    <style:style style:name="P16" style:family="paragraph" style:parent-style-name="Text_20_body" style:list-style-name="L1">
      <style:text-properties style:font-name="LM Mono 8" fo:font-weight="bold" officeooo:rsid="001b618f" officeooo:paragraph-rsid="0023ed47" style:font-weight-asian="bold" style:font-weight-complex="bold"/>
    </style:style>
    <style:style style:name="P17" style:family="paragraph" style:parent-style-name="Text_20_body">
      <style:paragraph-properties fo:margin-top="0in" fo:margin-bottom="0in" loext:contextual-spacing="false" fo:line-height="100%"/>
      <style:text-properties officeooo:rsid="00352954" officeooo:paragraph-rsid="00352954"/>
    </style:style>
    <style:style style:name="P18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352954" officeooo:paragraph-rsid="00352954"/>
    </style:style>
    <style:style style:name="P19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28d98c" officeooo:paragraph-rsid="00352954"/>
    </style:style>
    <style:style style:name="P20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25e01b" officeooo:paragraph-rsid="0036638f"/>
    </style:style>
    <style:style style:name="P2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3905ca" officeooo:paragraph-rsid="003905ca"/>
    </style:style>
    <style:style style:name="P22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3a9ea0" officeooo:paragraph-rsid="003a9ea0"/>
    </style:style>
    <style:style style:name="P23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3ad04b" officeooo:paragraph-rsid="003ad04b"/>
    </style:style>
    <style:style style:name="P24" style:family="paragraph" style:parent-style-name="Table_20_Contents">
      <style:paragraph-properties fo:margin-top="0in" fo:margin-bottom="0in" loext:contextual-spacing="false" fo:line-height="100%"/>
    </style:style>
    <style:style style:name="P25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3905ca" officeooo:paragraph-rsid="003905ca"/>
    </style:style>
    <style:style style:name="P26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3a9ea0" officeooo:paragraph-rsid="003a9ea0"/>
    </style:style>
    <style:style style:name="P27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3ad04b" officeooo:paragraph-rsid="003ad04b"/>
    </style:style>
    <style:style style:name="T1" style:family="text">
      <style:text-properties fo:font-size="10pt" officeooo:rsid="0014cbb5" style:font-size-asian="10pt" style:font-size-complex="10pt"/>
    </style:style>
    <style:style style:name="T2" style:family="text">
      <style:text-properties fo:font-size="10pt" officeooo:rsid="0022274c" style:font-size-asian="10pt" style:font-size-complex="10pt"/>
    </style:style>
    <style:style style:name="T3" style:family="text">
      <style:text-properties fo:font-size="10pt" officeooo:rsid="003902cf" style:font-size-asian="10pt" style:font-size-complex="10pt"/>
    </style:style>
    <style:style style:name="T4" style:family="text">
      <style:text-properties officeooo:rsid="0014cbb5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7pt" officeooo:rsid="0014cbb5" style:font-size-asian="7pt" style:font-size-complex="7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f28fe"/>
    </style:style>
    <style:style style:name="T9" style:family="text">
      <style:text-properties style:font-name="LM Mono 8" officeooo:rsid="001f8a6b"/>
    </style:style>
    <style:style style:name="T10" style:family="text">
      <style:text-properties style:font-name="LM Mono 8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LM Mono 8" fo:font-size="10pt" fo:font-weight="bold" officeooo:rsid="0023ed47" style:font-size-asian="10pt" style:font-weight-asian="bold" style:font-size-complex="10pt" style:font-weight-complex="bold"/>
    </style:style>
    <style:style style:name="T12" style:family="text">
      <style:text-properties style:font-name="LM Mono 8" fo:font-size="10pt" fo:font-weight="bold" officeooo:rsid="00352954" style:font-size-asian="10pt" style:font-weight-asian="bold" style:font-size-complex="10pt" style:font-weight-complex="bold"/>
    </style:style>
    <style:style style:name="T13" style:family="text">
      <style:text-properties style:font-name="LM Mono 8" fo:font-weight="bold" style:font-weight-asian="bold" style:font-weight-complex="bold"/>
    </style:style>
    <style:style style:name="T14" style:family="text">
      <style:text-properties style:font-name="LM Mono 8" fo:font-weight="bold" officeooo:rsid="002fd46e" style:font-weight-asian="bold" style:font-weight-complex="bold"/>
    </style:style>
    <style:style style:name="T15" style:family="text">
      <style:text-properties style:font-name="LM Mono 8" fo:font-weight="bold" officeooo:rsid="00352954" style:font-weight-asian="bold" style:font-weight-complex="bold"/>
    </style:style>
    <style:style style:name="T16" style:family="text">
      <style:text-properties style:font-name="DejaVu Sans1" fo:font-weight="normal" style:font-weight-asian="normal" style:font-weight-complex="normal"/>
    </style:style>
    <style:style style:name="T17" style:family="text">
      <style:text-properties style:font-name="DejaVu Sans1" fo:font-weight="normal" officeooo:rsid="002fd46e" style:font-weight-asian="normal" style:font-weight-complex="normal"/>
    </style:style>
    <style:style style:name="T18" style:family="text">
      <style:text-properties officeooo:rsid="00352954"/>
    </style:style>
    <style:style style:name="T19" style:family="text">
      <style:text-properties style:font-name="LM Mono 8" fo:font-weight="bold" style:font-weight-asian="bold" style:font-weight-complex="bold"/>
    </style:style>
    <style:style style:name="T20" style:family="text">
      <style:text-properties style:font-name="LM Mono 8" fo:font-weight="bold" officeooo:rsid="0036638f" style:font-weight-asian="bold" style:font-weight-complex="bold"/>
    </style:style>
    <style:style style:name="T21" style:family="text">
      <style:text-properties officeooo:rsid="0028d98c"/>
    </style:style>
    <style:style style:name="T22" style:family="text">
      <style:text-properties officeooo:rsid="0036638f"/>
    </style:style>
    <style:style style:name="T23" style:family="text">
      <style:text-properties style:font-name="DejaVu Sans1" fo:font-weight="normal" officeooo:rsid="0036638f" style:font-weight-asian="normal" style:font-weight-complex="normal"/>
    </style:style>
    <style:style style:name="T24" style:family="text">
      <style:text-properties officeooo:rsid="003a9e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heck List <text:span text:style-name="T8">04b</text:span></text:p>
      <text:p text:style-name="P9"><text:span text:style-name="T9">See also: </text:span><text:span text:style-name="T10">https://github.com/UI-FASILKOM-OS/SysProg/blob/master/CheckList/CheckList0</text:span><text:span text:style-name="T11">4</text:span><text:span text:style-name="T12">b</text:span><text:span text:style-name="T10">.pdf</text:span></text:p>
      <text:h text:style-name="P15" text:outline-level="1">VirtualBox:</text:h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/>
            </table:table-cell>
            <table:table-cell table:style-name="Table1.A1" office:value-type="string">
              <text:p text:style-name="P6">Task</text:p>
            </table:table-cell>
            <table:table-cell table:style-name="Table1.C1" office:value-type="string">
              <text:p text:style-name="P8">Duration</text:p>
            </table:table-cell>
          </table:table-row>
        </table:table-header-rows>
        <table:table-row>
          <table:table-cell table:style-name="Table1.A2" office:value-type="string">
            <text:p text:style-name="P2">1.</text:p>
          </table:table-cell>
          <table:table-cell table:style-name="Table1.A2" office:value-type="string">
            <text:p text:style-name="P17">See <text:span text:style-name="T13">Checklist04a.pdf</text:span>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2.</text:p>
          </table:table-cell>
          <table:table-cell table:style-name="Table1.A2" office:value-type="string">
            <text:p text:style-name="P20"><text:span text:style-name="T18">Reenter </text:span>directory <text:span text:style-name="T22">week04/ <text:s/>(the directory in </text:span><text:span text:style-name="T20">Checklist04a.pdf</text:span><text:span text:style-name="T23">).</text:span>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3.</text:p>
          </table:table-cell>
          <table:table-cell table:style-name="Table1.A2" office:value-type="string">
            <text:p text:style-name="P18">Reuse all previous c-programs and Makefile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4.</text:p>
          </table:table-cell>
          <table:table-cell table:style-name="Table1.A2" office:value-type="string">
            <text:p text:style-name="P19">Create a new <text:span text:style-name="T13">“program</text:span><text:span text:style-name="T15">0</text:span><text:span text:style-name="T13">.c”</text:span> <text:span text:style-name="T18">that controls the sequence of programs that are listed inside file </text:span><text:span text:style-name="T14">“queue.txt”</text:span><text:span text:style-name="T17">.</text:span>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5.</text:p>
          </table:table-cell>
          <table:table-cell table:style-name="Table1.A2" office:value-type="string">
            <text:p text:style-name="P18">Check if the programs inside the <text:span text:style-name="T14">“queue.txt”</text:span><text:span text:style-name="T21"> </text:span>exist and executable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5">6.</text:p>
          </table:table-cell>
          <table:table-cell table:style-name="Table1.A2" office:value-type="string">
            <text:p text:style-name="P21">All other programs shall signal program0 if they are ready 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5">7.</text:p>
          </table:table-cell>
          <table:table-cell table:style-name="Table1.A2" office:value-type="string">
            <text:p text:style-name="P21">Program0 shall signal the programs one by one according to the order of <text:span text:style-name="T14">“queue.txt”</text:span><text:span text:style-name="T17"> </text:span><text:span text:style-name="T16">list.</text:span>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<text:span text:style-name="T24">8</text:span>.</text:p>
          </table:table-cell>
          <table:table-cell table:style-name="Table1.A2" office:value-type="string">
            <text:p text:style-name="P18">Only program0.c is allowed to do screen printing (<text:span text:style-name="T13">“printf()”)</text:span>. Modify program1.c, program2.c, ... so that those programs send a string using a shared memory to program0.c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6">9.</text:p>
          </table:table-cell>
          <table:table-cell table:style-name="Table1.A2" office:value-type="string">
            <text:p text:style-name="P22">Create a <text:span text:style-name="T13">github.com</text:span> account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6">10. </text:p>
          </table:table-cell>
          <table:table-cell table:style-name="Table1.A2" office:value-type="string">
            <text:p text:style-name="P22">Clone: <text:s/><text:span text:style-name="T13">git clone https://github.com/UI-FASILKOM-OS/sp192.git</text:span>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7">11.</text:p>
          </table:table-cell>
          <table:table-cell table:style-name="Table1.A2" office:value-type="string">
            <text:p text:style-name="P23">Create your own directory inside the SandBox directory. </text:p>
          </table:table-cell>
          <table:table-cell table:style-name="Table1.C2" office:value-type="string">
            <text:p text:style-name="P3"/>
          </table:table-cell>
        </table:table-row>
      </table:table>
      <text:p text:style-name="P12"/>
      <text:p text:style-name="P11"/>
      <text:p text:style-name="P10"/>
      <text:p text:style-name="P10"/>
      <text:p text:style-name="P10"/>
      <text:p text:style-name="P10"><text:line-break/></text:p>
      <text:list xml:id="list1262495703" text:style-name="L1">
        <text:list-header>
          <text:p text:style-name="P16"/>
        </text:list-header>
      </text:list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MT1" style:family="text">
      <style:text-properties fo:font-size="10pt" officeooo:rsid="0014cbb5" style:font-size-asian="10pt" style:font-size-complex="10pt"/>
    </style:style>
    <style:style style:name="MT2" style:family="text">
      <style:text-properties officeooo:rsid="0014cbb5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font-size="7pt" officeooo:rsid="0014cbb5" style:font-size-asian="7pt" style:font-size-complex="7pt"/>
    </style:style>
    <style:style style:name="MT5" style:family="text">
      <style:text-properties fo:font-size="10pt" officeooo:rsid="003902cf" style:font-size-asian="10pt" style:font-size-complex="10pt"/>
    </style:style>
    <style:style style:name="MT6" style:family="text">
      <style:text-properties fo:font-size="10pt" officeooo:rsid="0022274c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c) 2019 Rahmat M. Samik-Ibrahim.</text:span><text:span text:style-name="MT2"> </text:span><text:span text:style-name="MT3">You are free to share, copy and redistribute the material of this site in any medium or format for any purpose, even commercially. <text:s/>Please give appropriate credit, provide a link to the page, <text:s/>and indicate if changes were made. You may do so in any reasonable manner. You should not apply legal terms or technological measures, <text:s/>that legally restrict others from doing anything that is </text:span><text:span text:style-name="MT4">permitted</text:span><text:span text:style-name="MT3"> here.</text:span> <text:s text:c="67"/><text:span text:style-name="MT1">(Ver 0</text:span><text:span text:style-name="MT5">0</text:span><text:span text:style-name="MT1"> -- </text:span><text:span text:style-name="MT6">2</text:span><text:span text:style-name="MT5">5</text:span><text:span text:style-name="MT1">-Sep-2019 --Page </text:span><text:span text:style-name="MT1"><text:page-number text:select-page="current">1</text:page-number></text:span><text:span text:style-name="MT1"><text:s text:c="2"/>/ <text:s/></text:span><text:span text:style-name="MT1"><text:page-number text:select-page="current">1</text:page-number></text:span><text:span text:style-name="MT1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25T11:47:40.197763460</dc:date>
    <meta:editing-duration>PT3H49M12S</meta:editing-duration>
    <meta:editing-cycles>43</meta:editing-cycles>
    <meta:document-statistic meta:table-count="1" meta:image-count="0" meta:object-count="0" meta:page-count="1" meta:paragraph-count="29" meta:word-count="209" meta:character-count="1455" meta:non-whitespace-character-count="1197"/>
  </office:meta>
</office:document-meta>
</file>